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0.707cm"/>
    </style:style>
    <style:style style:name="co12" style:family="table-column">
      <style:table-column-properties fo:break-before="auto" style:column-width="2.316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0.758cm"/>
    </style:style>
    <style:style style:name="co15" style:family="table-column">
      <style:table-column-properties fo:break-before="auto" style:column-width="1.092cm"/>
    </style:style>
    <style:style style:name="co16" style:family="table-column">
      <style:table-column-properties fo:break-before="auto" style:column-width="1.067cm"/>
    </style:style>
    <style:style style:name="co25" style:family="table-column">
      <style:table-column-properties fo:break-before="auto" style:column-width="1.321cm"/>
    </style:style>
    <style:style style:name="co26" style:family="table-column">
      <style:table-column-properties fo:break-before="auto" style:column-width="1.199cm"/>
    </style:style>
    <style:style style:name="co27" style:family="table-column">
      <style:table-column-properties fo:break-before="auto" style:column-width="1.625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1.806cm"/>
    </style:style>
    <style:style style:name="co30" style:family="table-column">
      <style:table-column-properties fo:break-before="auto" style:column-width="1.191cm"/>
    </style:style>
    <style:style style:name="co31" style:family="table-column">
      <style:table-column-properties fo:break-before="auto" style:column-width="1.307cm"/>
    </style:style>
    <style:style style:name="co32" style:family="table-column">
      <style:table-column-properties fo:break-before="auto" style:column-width="1.401cm"/>
    </style:style>
    <style:style style:name="co33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4" style:family="table-cell" style:parent-style-name="Default" style:data-style-name="N110"/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b2b2b2"/>
    </style:style>
    <style:style style:name="ce65" style:family="table-cell" style:parent-style-name="Default" style:data-style-name="N117"/>
    <style:style style:name="ce7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5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29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4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4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4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ce9"/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ce15"/>
        <table:table-column table:style-name="co3" table:default-cell-style-name="Default"/>
        <table:table-column table:style-name="co27" table:number-columns-repeated="2" table:default-cell-style-name="ce18"/>
        <table:table-column table:style-name="co28" table:default-cell-style-name="ce18"/>
        <table:table-column table:style-name="co29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5" office:value-type="date" office:date-value="2023-03-16" calcext:value-type="date">
            <text:p>jeu. 16 mars</text:p>
          </table:table-cell>
          <table:table-cell table:style-name="ce29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5" office:value-type="date" office:date-value="2023-03-17" calcext:value-type="date">
            <text:p>ven. 17 mars</text:p>
          </table:table-cell>
          <table:table-cell table:style-name="ce29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5" office:value-type="date" office:date-value="2023-03-18" calcext:value-type="date">
            <text:p>sam. 18 mars</text:p>
          </table:table-cell>
          <table:table-cell table:style-name="ce29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5" office:value-type="date" office:date-value="2023-03-19" calcext:value-type="date">
            <text:p>dim. 19 mars</text:p>
          </table:table-cell>
          <table:table-cell table:style-name="ce29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5" office:value-type="date" office:date-value="2023-03-20" calcext:value-type="date">
            <text:p>lun. 20 mars</text:p>
          </table:table-cell>
          <table:table-cell table:style-name="ce29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5" office:value-type="date" office:date-value="2023-03-21" calcext:value-type="date">
            <text:p>mar. 21 mars</text:p>
          </table:table-cell>
          <table:table-cell table:style-name="ce29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5" office:value-type="date" office:date-value="2023-03-22" calcext:value-type="date">
            <text:p>mer. 22 mars</text:p>
          </table:table-cell>
          <table:table-cell table:style-name="ce29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5" office:value-type="date" office:date-value="2023-03-23" calcext:value-type="date">
            <text:p>jeu. 23 mars</text:p>
          </table:table-cell>
          <table:table-cell table:style-name="ce29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5" office:value-type="date" office:date-value="2023-03-24" calcext:value-type="date">
            <text:p>ven. 24 mars</text:p>
          </table:table-cell>
          <table:table-cell table:style-name="ce29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5" office:value-type="date" office:date-value="2023-03-25" calcext:value-type="date">
            <text:p>sam. 25 mars</text:p>
          </table:table-cell>
          <table:table-cell table:style-name="ce29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5" office:value-type="date" office:date-value="2023-03-26" calcext:value-type="date">
            <text:p>dim. 26 mars</text:p>
          </table:table-cell>
          <table:table-cell table:style-name="ce29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5" office:value-type="date" office:date-value="2023-03-27" calcext:value-type="date">
            <text:p>lun. 27 mars</text:p>
          </table:table-cell>
          <table:table-cell table:style-name="ce29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5" office:value-type="date" office:date-value="2023-03-28" calcext:value-type="date">
            <text:p>mar. 28 mars</text:p>
          </table:table-cell>
          <table:table-cell table:style-name="ce29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5" office:value-type="date" office:date-value="2023-03-29" calcext:value-type="date">
            <text:p>mer. 29 mars</text:p>
          </table:table-cell>
          <table:table-cell table:style-name="ce29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5" office:value-type="date" office:date-value="2023-03-30" calcext:value-type="date">
            <text:p>jeu. 30 mars</text:p>
          </table:table-cell>
          <table:table-cell table:style-name="ce29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5" office:value-type="date" office:date-value="2023-03-31" calcext:value-type="date">
            <text:p>ven. 31 mars</text:p>
          </table:table-cell>
          <table:table-cell table:style-name="ce29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5" office:value-type="date" office:date-value="2023-04-01" calcext:value-type="date">
            <text:p>sam. 1 avr.</text:p>
          </table:table-cell>
          <table:table-cell table:style-name="ce29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5" office:value-type="date" office:date-value="2023-04-02" calcext:value-type="date">
            <text:p>dim. 2 avr.</text:p>
          </table:table-cell>
          <table:table-cell table:style-name="ce29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5" office:value-type="date" office:date-value="2023-04-03" calcext:value-type="date">
            <text:p>lun. 3 avr.</text:p>
          </table:table-cell>
          <table:table-cell table:style-name="ce29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5" office:value-type="date" office:date-value="2023-04-04" calcext:value-type="date">
            <text:p>mar. 4 avr.</text:p>
          </table:table-cell>
          <table:table-cell table:style-name="ce29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5" office:value-type="date" office:date-value="2023-04-05" calcext:value-type="date">
            <text:p>mer. 5 avr.</text:p>
          </table:table-cell>
          <table:table-cell table:style-name="ce29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5" office:value-type="date" office:date-value="2023-04-06" calcext:value-type="date">
            <text:p>jeu. 6 avr.</text:p>
          </table:table-cell>
          <table:table-cell table:style-name="ce29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5" office:value-type="date" office:date-value="2023-04-07" calcext:value-type="date">
            <text:p>ven. 7 avr.</text:p>
          </table:table-cell>
          <table:table-cell table:style-name="ce29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5" office:value-type="date" office:date-value="2023-04-08" calcext:value-type="date">
            <text:p>sam. 8 avr.</text:p>
          </table:table-cell>
          <table:table-cell table:style-name="ce29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5" office:value-type="date" office:date-value="2023-04-09" calcext:value-type="date">
            <text:p>dim. 9 avr.</text:p>
          </table:table-cell>
          <table:table-cell table:style-name="ce29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5" office:value-type="date" office:date-value="2023-04-10" calcext:value-type="date">
            <text:p>lun. 10 avr.</text:p>
          </table:table-cell>
          <table:table-cell table:style-name="ce29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5" office:value-type="date" office:date-value="2023-04-11" calcext:value-type="date">
            <text:p>mar. 11 avr.</text:p>
          </table:table-cell>
          <table:table-cell table:style-name="ce29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5" office:value-type="date" office:date-value="2023-04-12" calcext:value-type="date">
            <text:p>mer. 12 avr.</text:p>
          </table:table-cell>
          <table:table-cell table:style-name="ce29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5" office:value-type="date" office:date-value="2023-04-13" calcext:value-type="date">
            <text:p>jeu. 13 avr.</text:p>
          </table:table-cell>
          <table:table-cell table:style-name="ce29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5" office:value-type="date" office:date-value="2023-04-14" calcext:value-type="date">
            <text:p>ven. 14 avr.</text:p>
          </table:table-cell>
          <table:table-cell table:style-name="ce29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5" office:value-type="date" office:date-value="2023-04-15" calcext:value-type="date">
            <text:p>sam. 15 avr.</text:p>
          </table:table-cell>
          <table:table-cell table:style-name="ce29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5" office:value-type="date" office:date-value="2023-04-16" calcext:value-type="date">
            <text:p>dim. 16 avr.</text:p>
          </table:table-cell>
          <table:table-cell table:style-name="ce29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5" office:value-type="date" office:date-value="2023-04-17" calcext:value-type="date">
            <text:p>lun. 17 avr.</text:p>
          </table:table-cell>
          <table:table-cell table:style-name="ce29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5" office:value-type="date" office:date-value="2023-04-18" calcext:value-type="date">
            <text:p>mar. 18 avr.</text:p>
          </table:table-cell>
          <table:table-cell table:style-name="ce29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5" office:value-type="date" office:date-value="2023-04-19" calcext:value-type="date">
            <text:p>mer. 19 avr.</text:p>
          </table:table-cell>
          <table:table-cell table:style-name="ce29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5" office:value-type="date" office:date-value="2023-04-20" calcext:value-type="date">
            <text:p>jeu. 20 avr.</text:p>
          </table:table-cell>
          <table:table-cell table:style-name="ce29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5" office:value-type="date" office:date-value="2023-04-21" calcext:value-type="date">
            <text:p>ven. 21 avr.</text:p>
          </table:table-cell>
          <table:table-cell table:style-name="ce29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5" office:value-type="date" office:date-value="2023-04-22" calcext:value-type="date">
            <text:p>sam. 22 avr.</text:p>
          </table:table-cell>
          <table:table-cell table:style-name="ce29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5" office:value-type="date" office:date-value="2023-04-23" calcext:value-type="date">
            <text:p>dim. 23 avr.</text:p>
          </table:table-cell>
          <table:table-cell table:style-name="ce29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5" office:value-type="date" office:date-value="2023-04-24" calcext:value-type="date">
            <text:p>lun. 24 avr.</text:p>
          </table:table-cell>
          <table:table-cell table:style-name="ce29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5" office:value-type="date" office:date-value="2023-04-25" calcext:value-type="date">
            <text:p>mar. 25 avr.</text:p>
          </table:table-cell>
          <table:table-cell table:style-name="ce29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5" office:value-type="date" office:date-value="2023-04-26" calcext:value-type="date">
            <text:p>mer. 26 avr.</text:p>
          </table:table-cell>
          <table:table-cell table:style-name="ce29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5" office:value-type="date" office:date-value="2023-04-27" calcext:value-type="date">
            <text:p>jeu. 27 avr.</text:p>
          </table:table-cell>
          <table:table-cell table:style-name="ce29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5" office:value-type="date" office:date-value="2023-04-28" calcext:value-type="date">
            <text:p>ven. 28 avr.</text:p>
          </table:table-cell>
          <table:table-cell table:style-name="ce29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5" office:value-type="date" office:date-value="2023-04-29" calcext:value-type="date">
            <text:p>sam. 29 avr.</text:p>
          </table:table-cell>
          <table:table-cell table:style-name="ce29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5" office:value-type="date" office:date-value="2023-04-30" calcext:value-type="date">
            <text:p>dim. 30 avr.</text:p>
          </table:table-cell>
          <table:table-cell table:style-name="ce29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5" office:value-type="date" office:date-value="2023-05-01" calcext:value-type="date">
            <text:p>lun. 1 mai</text:p>
          </table:table-cell>
          <table:table-cell table:style-name="ce29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5" office:value-type="date" office:date-value="2023-05-02" calcext:value-type="date">
            <text:p>mar. 2 mai</text:p>
          </table:table-cell>
          <table:table-cell table:style-name="ce29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5" office:value-type="date" office:date-value="2023-05-03" calcext:value-type="date">
            <text:p>mer. 3 mai</text:p>
          </table:table-cell>
          <table:table-cell table:style-name="ce29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5" office:value-type="date" office:date-value="2023-05-04" calcext:value-type="date">
            <text:p>jeu. 4 mai</text:p>
          </table:table-cell>
          <table:table-cell table:style-name="ce29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5" office:value-type="date" office:date-value="2023-05-05" calcext:value-type="date">
            <text:p>ven. 5 mai</text:p>
          </table:table-cell>
          <table:table-cell table:style-name="ce29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5" office:value-type="date" office:date-value="2023-05-06" calcext:value-type="date">
            <text:p>sam. 6 mai</text:p>
          </table:table-cell>
          <table:table-cell table:style-name="ce29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5" office:value-type="date" office:date-value="2023-05-07" calcext:value-type="date">
            <text:p>dim. 7 mai</text:p>
          </table:table-cell>
          <table:table-cell table:style-name="ce29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5" office:value-type="date" office:date-value="2023-05-08" calcext:value-type="date">
            <text:p>lun. 8 mai</text:p>
          </table:table-cell>
          <table:table-cell table:style-name="ce29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5" office:value-type="date" office:date-value="2023-05-09" calcext:value-type="date">
            <text:p>mar. 9 mai</text:p>
          </table:table-cell>
          <table:table-cell table:style-name="ce29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5" office:value-type="date" office:date-value="2023-05-10" calcext:value-type="date">
            <text:p>mer. 10 mai</text:p>
          </table:table-cell>
          <table:table-cell table:style-name="ce29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5" office:value-type="date" office:date-value="2023-05-11" calcext:value-type="date">
            <text:p>jeu. 11 mai</text:p>
          </table:table-cell>
          <table:table-cell table:style-name="ce29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5" office:value-type="date" office:date-value="2023-05-12" calcext:value-type="date">
            <text:p>ven. 12 mai</text:p>
          </table:table-cell>
          <table:table-cell table:style-name="ce29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5" office:value-type="date" office:date-value="2023-05-13" calcext:value-type="date">
            <text:p>sam. 13 mai</text:p>
          </table:table-cell>
          <table:table-cell table:style-name="ce29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5" office:value-type="date" office:date-value="2023-05-14" calcext:value-type="date">
            <text:p>dim. 14 mai</text:p>
          </table:table-cell>
          <table:table-cell table:style-name="ce29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5" office:value-type="date" office:date-value="2023-05-15" calcext:value-type="date">
            <text:p>lun. 15 mai</text:p>
          </table:table-cell>
          <table:table-cell table:style-name="ce29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5" office:value-type="date" office:date-value="2023-05-16" calcext:value-type="date">
            <text:p>mar. 16 mai</text:p>
          </table:table-cell>
          <table:table-cell table:style-name="ce29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5" office:value-type="date" office:date-value="2023-05-17" calcext:value-type="date">
            <text:p>mer. 17 mai</text:p>
          </table:table-cell>
          <table:table-cell table:style-name="ce29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5" office:value-type="date" office:date-value="2023-05-18" calcext:value-type="date">
            <text:p>jeu. 18 mai</text:p>
          </table:table-cell>
          <table:table-cell table:style-name="ce29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5" office:value-type="date" office:date-value="2023-05-19" calcext:value-type="date">
            <text:p>ven. 19 mai</text:p>
          </table:table-cell>
          <table:table-cell table:style-name="ce29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5" office:value-type="date" office:date-value="2023-05-20" calcext:value-type="date">
            <text:p>sam. 20 mai</text:p>
          </table:table-cell>
          <table:table-cell table:style-name="ce29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5" office:value-type="date" office:date-value="2023-05-21" calcext:value-type="date">
            <text:p>dim. 21 mai</text:p>
          </table:table-cell>
          <table:table-cell table:style-name="ce29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5" office:value-type="date" office:date-value="2023-05-22" calcext:value-type="date">
            <text:p>lun. 22 mai</text:p>
          </table:table-cell>
          <table:table-cell table:style-name="ce29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5" office:value-type="date" office:date-value="2023-05-23" calcext:value-type="date">
            <text:p>mar. 23 mai</text:p>
          </table:table-cell>
          <table:table-cell table:style-name="ce29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5" office:value-type="date" office:date-value="2023-05-24" calcext:value-type="date">
            <text:p>mer. 24 mai</text:p>
          </table:table-cell>
          <table:table-cell table:style-name="ce29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5" office:value-type="date" office:date-value="2023-05-25" calcext:value-type="date">
            <text:p>jeu. 25 mai</text:p>
          </table:table-cell>
          <table:table-cell table:style-name="ce29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5" office:value-type="date" office:date-value="2023-05-26" calcext:value-type="date">
            <text:p>ven. 26 mai</text:p>
          </table:table-cell>
          <table:table-cell table:style-name="ce29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5" office:value-type="date" office:date-value="2023-05-27" calcext:value-type="date">
            <text:p>sam. 27 mai</text:p>
          </table:table-cell>
          <table:table-cell table:style-name="ce29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5" office:value-type="date" office:date-value="2023-05-28" calcext:value-type="date">
            <text:p>dim. 28 mai</text:p>
          </table:table-cell>
          <table:table-cell table:style-name="ce29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5" office:value-type="date" office:date-value="2023-05-29" calcext:value-type="date">
            <text:p>lun. 29 mai</text:p>
          </table:table-cell>
          <table:table-cell table:style-name="ce29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5" office:value-type="date" office:date-value="2023-05-30" calcext:value-type="date">
            <text:p>mar. 30 mai</text:p>
          </table:table-cell>
          <table:table-cell table:style-name="ce29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5" office:value-type="date" office:date-value="2023-05-31" calcext:value-type="date">
            <text:p>mer. 31 mai</text:p>
          </table:table-cell>
          <table:table-cell table:style-name="ce29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5" office:value-type="date" office:date-value="2023-06-01" calcext:value-type="date">
            <text:p>jeu. 1 juin</text:p>
          </table:table-cell>
          <table:table-cell table:style-name="ce29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5" office:value-type="date" office:date-value="2023-06-02" calcext:value-type="date">
            <text:p>ven. 2 juin</text:p>
          </table:table-cell>
          <table:table-cell table:style-name="ce29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5" office:value-type="date" office:date-value="2023-06-03" calcext:value-type="date">
            <text:p>sam. 3 juin</text:p>
          </table:table-cell>
          <table:table-cell table:style-name="ce29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5" office:value-type="date" office:date-value="2023-06-04" calcext:value-type="date">
            <text:p>dim. 4 juin</text:p>
          </table:table-cell>
          <table:table-cell table:style-name="ce29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5" office:value-type="date" office:date-value="2023-06-05" calcext:value-type="date">
            <text:p>lun. 5 juin</text:p>
          </table:table-cell>
          <table:table-cell table:style-name="ce29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5" office:value-type="date" office:date-value="2023-06-06" calcext:value-type="date">
            <text:p>mar. 6 juin</text:p>
          </table:table-cell>
          <table:table-cell table:style-name="ce29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5" office:value-type="date" office:date-value="2023-06-07" calcext:value-type="date">
            <text:p>mer. 7 juin</text:p>
          </table:table-cell>
          <table:table-cell table:style-name="ce29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5" office:value-type="date" office:date-value="2023-06-08" calcext:value-type="date">
            <text:p>jeu. 8 juin</text:p>
          </table:table-cell>
          <table:table-cell table:style-name="ce29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5" office:value-type="date" office:date-value="2023-06-09" calcext:value-type="date">
            <text:p>ven. 9 juin</text:p>
          </table:table-cell>
          <table:table-cell table:style-name="ce29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5" office:value-type="date" office:date-value="2023-06-10" calcext:value-type="date">
            <text:p>sam. 10 juin</text:p>
          </table:table-cell>
          <table:table-cell table:style-name="ce29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5" office:value-type="date" office:date-value="2023-06-11" calcext:value-type="date">
            <text:p>dim. 11 juin</text:p>
          </table:table-cell>
          <table:table-cell table:style-name="ce29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5" office:value-type="date" office:date-value="2023-06-12" calcext:value-type="date">
            <text:p>lun. 12 juin</text:p>
          </table:table-cell>
          <table:table-cell table:style-name="ce29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5" office:value-type="date" office:date-value="2023-06-13" calcext:value-type="date">
            <text:p>mar. 13 juin</text:p>
          </table:table-cell>
          <table:table-cell table:style-name="ce29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5" office:value-type="date" office:date-value="2023-06-14" calcext:value-type="date">
            <text:p>mer. 14 juin</text:p>
          </table:table-cell>
          <table:table-cell table:style-name="ce29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5" office:value-type="date" office:date-value="2023-06-15" calcext:value-type="date">
            <text:p>jeu. 15 juin</text:p>
          </table:table-cell>
          <table:table-cell table:style-name="ce29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5" office:value-type="date" office:date-value="2023-06-16" calcext:value-type="date">
            <text:p>ven. 16 juin</text:p>
          </table:table-cell>
          <table:table-cell table:style-name="ce29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5" office:value-type="date" office:date-value="2023-06-17" calcext:value-type="date">
            <text:p>sam. 17 juin</text:p>
          </table:table-cell>
          <table:table-cell table:style-name="ce29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5" office:value-type="date" office:date-value="2023-06-18" calcext:value-type="date">
            <text:p>dim. 18 juin</text:p>
          </table:table-cell>
          <table:table-cell table:style-name="ce29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5" office:value-type="date" office:date-value="2023-06-19" calcext:value-type="date">
            <text:p>lun. 19 juin</text:p>
          </table:table-cell>
          <table:table-cell table:style-name="ce29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5" office:value-type="date" office:date-value="2023-06-20" calcext:value-type="date">
            <text:p>mar. 20 juin</text:p>
          </table:table-cell>
          <table:table-cell table:style-name="ce29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5" office:value-type="date" office:date-value="2023-06-21" calcext:value-type="date">
            <text:p>mer. 21 juin</text:p>
          </table:table-cell>
          <table:table-cell table:style-name="ce29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5" office:value-type="date" office:date-value="2023-06-22" calcext:value-type="date">
            <text:p>jeu. 22 juin</text:p>
          </table:table-cell>
          <table:table-cell table:style-name="ce29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5" office:value-type="date" office:date-value="2023-06-23" calcext:value-type="date">
            <text:p>ven. 23 juin</text:p>
          </table:table-cell>
          <table:table-cell table:style-name="ce29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5" office:value-type="date" office:date-value="2023-06-24" calcext:value-type="date">
            <text:p>sam. 24 juin</text:p>
          </table:table-cell>
          <table:table-cell table:style-name="ce29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5" office:value-type="date" office:date-value="2023-06-25" calcext:value-type="date">
            <text:p>dim. 25 juin</text:p>
          </table:table-cell>
          <table:table-cell table:style-name="ce29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5" office:value-type="date" office:date-value="2023-06-26" calcext:value-type="date">
            <text:p>lun. 26 juin</text:p>
          </table:table-cell>
          <table:table-cell table:style-name="ce29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5" office:value-type="date" office:date-value="2023-06-27" calcext:value-type="date">
            <text:p>mar. 27 juin</text:p>
          </table:table-cell>
          <table:table-cell table:style-name="ce29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5" office:value-type="date" office:date-value="2023-06-28" calcext:value-type="date">
            <text:p>mer. 28 juin</text:p>
          </table:table-cell>
          <table:table-cell table:style-name="ce29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5" office:value-type="date" office:date-value="2023-06-29" calcext:value-type="date">
            <text:p>jeu. 29 juin</text:p>
          </table:table-cell>
          <table:table-cell table:style-name="ce29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5" office:value-type="date" office:date-value="2023-06-30" calcext:value-type="date">
            <text:p>ven. 30 juin</text:p>
          </table:table-cell>
          <table:table-cell table:style-name="ce29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5" office:value-type="date" office:date-value="2023-07-01" calcext:value-type="date">
            <text:p>sam. 1 juil.</text:p>
          </table:table-cell>
          <table:table-cell table:style-name="ce29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5" office:value-type="date" office:date-value="2023-07-02" calcext:value-type="date">
            <text:p>dim. 2 juil.</text:p>
          </table:table-cell>
          <table:table-cell table:style-name="ce29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5" office:value-type="date" office:date-value="2023-07-03" calcext:value-type="date">
            <text:p>lun. 3 juil.</text:p>
          </table:table-cell>
          <table:table-cell table:style-name="ce29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5" office:value-type="date" office:date-value="2023-07-04" calcext:value-type="date">
            <text:p>mar. 4 juil.</text:p>
          </table:table-cell>
          <table:table-cell table:style-name="ce29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5" office:value-type="date" office:date-value="2023-07-05" calcext:value-type="date">
            <text:p>mer. 5 juil.</text:p>
          </table:table-cell>
          <table:table-cell table:style-name="ce29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5" office:value-type="date" office:date-value="2023-07-06" calcext:value-type="date">
            <text:p>jeu. 6 juil.</text:p>
          </table:table-cell>
          <table:table-cell table:style-name="ce29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5" office:value-type="date" office:date-value="2023-07-07" calcext:value-type="date">
            <text:p>ven. 7 juil.</text:p>
          </table:table-cell>
          <table:table-cell table:style-name="ce29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5" office:value-type="date" office:date-value="2023-07-08" calcext:value-type="date">
            <text:p>sam. 8 juil.</text:p>
          </table:table-cell>
          <table:table-cell table:style-name="ce29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5" office:value-type="date" office:date-value="2023-07-09" calcext:value-type="date">
            <text:p>dim. 9 juil.</text:p>
          </table:table-cell>
          <table:table-cell table:style-name="ce29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5" office:value-type="date" office:date-value="2023-07-10" calcext:value-type="date">
            <text:p>lun. 10 juil.</text:p>
          </table:table-cell>
          <table:table-cell table:style-name="ce29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5" office:value-type="date" office:date-value="2023-07-11" calcext:value-type="date">
            <text:p>mar. 11 juil.</text:p>
          </table:table-cell>
          <table:table-cell table:style-name="ce29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5" office:value-type="date" office:date-value="2023-07-12" calcext:value-type="date">
            <text:p>mer. 12 juil.</text:p>
          </table:table-cell>
          <table:table-cell table:style-name="ce29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5" office:value-type="date" office:date-value="2023-07-13" calcext:value-type="date">
            <text:p>jeu. 13 juil.</text:p>
          </table:table-cell>
          <table:table-cell table:style-name="ce29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5" office:value-type="date" office:date-value="2023-07-14" calcext:value-type="date">
            <text:p>ven. 14 juil.</text:p>
          </table:table-cell>
          <table:table-cell table:style-name="ce29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5" office:value-type="date" office:date-value="2023-07-15" calcext:value-type="date">
            <text:p>sam. 15 juil.</text:p>
          </table:table-cell>
          <table:table-cell table:style-name="ce29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5" office:value-type="date" office:date-value="2023-07-16" calcext:value-type="date">
            <text:p>dim. 16 juil.</text:p>
          </table:table-cell>
          <table:table-cell table:style-name="ce29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5" office:value-type="date" office:date-value="2023-07-17" calcext:value-type="date">
            <text:p>lun. 17 juil.</text:p>
          </table:table-cell>
          <table:table-cell table:style-name="ce29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5" office:value-type="date" office:date-value="2023-07-18" calcext:value-type="date">
            <text:p>mar. 18 juil.</text:p>
          </table:table-cell>
          <table:table-cell table:style-name="ce29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5" office:value-type="date" office:date-value="2023-07-19" calcext:value-type="date">
            <text:p>mer. 19 juil.</text:p>
          </table:table-cell>
          <table:table-cell table:style-name="ce29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5" office:value-type="date" office:date-value="2023-07-20" calcext:value-type="date">
            <text:p>jeu. 20 juil.</text:p>
          </table:table-cell>
          <table:table-cell table:style-name="ce29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5" office:value-type="date" office:date-value="2023-07-21" calcext:value-type="date">
            <text:p>ven. 21 juil.</text:p>
          </table:table-cell>
          <table:table-cell table:style-name="ce29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5" office:value-type="date" office:date-value="2023-07-22" calcext:value-type="date">
            <text:p>sam. 22 juil.</text:p>
          </table:table-cell>
          <table:table-cell table:style-name="ce29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5" office:value-type="date" office:date-value="2023-07-23" calcext:value-type="date">
            <text:p>dim. 23 juil.</text:p>
          </table:table-cell>
          <table:table-cell table:style-name="ce29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5" office:value-type="date" office:date-value="2023-07-24" calcext:value-type="date">
            <text:p>lun. 24 juil.</text:p>
          </table:table-cell>
          <table:table-cell table:style-name="ce29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5" office:value-type="date" office:date-value="2023-07-25" calcext:value-type="date">
            <text:p>mar. 25 juil.</text:p>
          </table:table-cell>
          <table:table-cell table:style-name="ce29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5" office:value-type="date" office:date-value="2023-07-26" calcext:value-type="date">
            <text:p>mer. 26 juil.</text:p>
          </table:table-cell>
          <table:table-cell table:style-name="ce29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5" office:value-type="date" office:date-value="2023-07-27" calcext:value-type="date">
            <text:p>jeu. 27 juil.</text:p>
          </table:table-cell>
          <table:table-cell table:style-name="ce29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5" office:value-type="date" office:date-value="2023-07-28" calcext:value-type="date">
            <text:p>ven. 28 juil.</text:p>
          </table:table-cell>
          <table:table-cell table:style-name="ce29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5" office:value-type="date" office:date-value="2023-07-29" calcext:value-type="date">
            <text:p>sam. 29 juil.</text:p>
          </table:table-cell>
          <table:table-cell table:style-name="ce29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5" office:value-type="date" office:date-value="2023-07-30" calcext:value-type="date">
            <text:p>dim. 30 juil.</text:p>
          </table:table-cell>
          <table:table-cell table:style-name="ce29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5" office:value-type="date" office:date-value="2023-07-31" calcext:value-type="date">
            <text:p>lun. 31 juil.</text:p>
          </table:table-cell>
          <table:table-cell table:style-name="ce29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5" office:value-type="date" office:date-value="2023-08-01" calcext:value-type="date">
            <text:p>mar. 1 août</text:p>
          </table:table-cell>
          <table:table-cell table:style-name="ce29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5" office:value-type="date" office:date-value="2023-08-02" calcext:value-type="date">
            <text:p>mer. 2 août</text:p>
          </table:table-cell>
          <table:table-cell table:style-name="ce29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5" office:value-type="date" office:date-value="2023-08-03" calcext:value-type="date">
            <text:p>jeu. 3 août</text:p>
          </table:table-cell>
          <table:table-cell table:style-name="ce29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5" office:value-type="date" office:date-value="2023-08-04" calcext:value-type="date">
            <text:p>ven. 4 août</text:p>
          </table:table-cell>
          <table:table-cell table:style-name="ce29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5" office:value-type="date" office:date-value="2023-08-05" calcext:value-type="date">
            <text:p>sam. 5 août</text:p>
          </table:table-cell>
          <table:table-cell table:style-name="ce29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5" office:value-type="date" office:date-value="2023-08-06" calcext:value-type="date">
            <text:p>dim. 6 août</text:p>
          </table:table-cell>
          <table:table-cell table:style-name="ce29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5" office:value-type="date" office:date-value="2023-08-07" calcext:value-type="date">
            <text:p>lun. 7 août</text:p>
          </table:table-cell>
          <table:table-cell table:style-name="ce29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5" office:value-type="date" office:date-value="2023-08-08" calcext:value-type="date">
            <text:p>mar. 8 août</text:p>
          </table:table-cell>
          <table:table-cell table:style-name="ce29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5" office:value-type="date" office:date-value="2023-08-09" calcext:value-type="date">
            <text:p>mer. 9 août</text:p>
          </table:table-cell>
          <table:table-cell table:style-name="ce29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5" office:value-type="date" office:date-value="2023-08-10" calcext:value-type="date">
            <text:p>jeu. 10 août</text:p>
          </table:table-cell>
          <table:table-cell table:style-name="ce29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5" office:value-type="date" office:date-value="2023-08-11" calcext:value-type="date">
            <text:p>ven. 11 août</text:p>
          </table:table-cell>
          <table:table-cell table:style-name="ce29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5" office:value-type="date" office:date-value="2023-08-12" calcext:value-type="date">
            <text:p>sam. 12 août</text:p>
          </table:table-cell>
          <table:table-cell table:style-name="ce29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5" office:value-type="date" office:date-value="2023-08-13" calcext:value-type="date">
            <text:p>dim. 13 août</text:p>
          </table:table-cell>
          <table:table-cell table:style-name="ce29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5" office:value-type="date" office:date-value="2023-08-14" calcext:value-type="date">
            <text:p>lun. 14 août</text:p>
          </table:table-cell>
          <table:table-cell table:style-name="ce29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5" office:value-type="date" office:date-value="2023-08-15" calcext:value-type="date">
            <text:p>mar. 15 août</text:p>
          </table:table-cell>
          <table:table-cell table:style-name="ce29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5" office:value-type="date" office:date-value="2023-08-16" calcext:value-type="date">
            <text:p>mer. 16 août</text:p>
          </table:table-cell>
          <table:table-cell table:style-name="ce29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5" office:value-type="date" office:date-value="2023-08-17" calcext:value-type="date">
            <text:p>jeu. 17 août</text:p>
          </table:table-cell>
          <table:table-cell table:style-name="ce29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5" office:value-type="date" office:date-value="2023-08-18" calcext:value-type="date">
            <text:p>ven. 18 août</text:p>
          </table:table-cell>
          <table:table-cell table:style-name="ce29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5" office:value-type="date" office:date-value="2023-08-19" calcext:value-type="date">
            <text:p>sam. 19 août</text:p>
          </table:table-cell>
          <table:table-cell table:style-name="ce29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5" office:value-type="date" office:date-value="2023-08-20" calcext:value-type="date">
            <text:p>dim. 20 août</text:p>
          </table:table-cell>
          <table:table-cell table:style-name="ce29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18" calcext:value-type="currency">
            <text:p>$118,00</text:p>
          </table:table-cell>
          <table:table-cell table:style-name="ce41" table:formula="of:=[.O158]+[.N159]" office:value-type="currency" office:currency="USD" office:value="10940.46628" calcext:value-type="currency">
            <text:p>$10 940,47</text:p>
          </table:table-cell>
          <table:table-cell table:style-name="ce41" table:formula="of:=[.A159]*budgetjour-[.O159]" office:value-type="currency" office:currency="USD" office:value="4227.53372" calcext:value-type="currency">
            <text:p>$4 227,53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5" office:value-type="date" office:date-value="2023-08-21" calcext:value-type="date">
            <text:p>lun. 21 août</text:p>
          </table:table-cell>
          <table:table-cell table:style-name="ce29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14.89628" calcext:value-type="currency">
            <text:p>$11 014,90</text:p>
          </table:table-cell>
          <table:table-cell table:style-name="ce41" table:formula="of:=[.A160]*budgetjour-[.O160]" office:value-type="currency" office:currency="USD" office:value="4249.10372" calcext:value-type="currency">
            <text:p>$4 249,10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5" office:value-type="date" office:date-value="2023-08-22" calcext:value-type="date">
            <text:p>mar. 22 août</text:p>
          </table:table-cell>
          <table:table-cell table:style-name="ce29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88.89628" calcext:value-type="currency">
            <text:p>$11 088,90</text:p>
          </table:table-cell>
          <table:table-cell table:style-name="ce41" table:formula="of:=[.A161]*budgetjour-[.O161]" office:value-type="currency" office:currency="USD" office:value="4271.10372" calcext:value-type="currency">
            <text:p>$4 271,10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5" office:value-type="date" office:date-value="2023-08-23" calcext:value-type="date">
            <text:p>mer. 23 août</text:p>
          </table:table-cell>
          <table:table-cell table:style-name="ce29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88.89628" calcext:value-type="currency">
            <text:p>$11 088,90</text:p>
          </table:table-cell>
          <table:table-cell table:style-name="ce41" table:formula="of:=[.A162]*budgetjour-[.O162]" office:value-type="currency" office:currency="USD" office:value="4367.10372" calcext:value-type="currency">
            <text:p>$4 367,10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5" office:value-type="date" office:date-value="2023-08-24" calcext:value-type="date">
            <text:p>jeu. 24 août</text:p>
          </table:table-cell>
          <table:table-cell table:style-name="ce29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67.89628" calcext:value-type="currency">
            <text:p>$11 167,90</text:p>
          </table:table-cell>
          <table:table-cell table:style-name="ce41" table:formula="of:=[.A163]*budgetjour-[.O163]" office:value-type="currency" office:currency="USD" office:value="4384.10372" calcext:value-type="currency">
            <text:p>$4 384,10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5" office:value-type="date" office:date-value="2023-08-25" calcext:value-type="date">
            <text:p>ven. 25 août</text:p>
          </table:table-cell>
          <table:table-cell table:style-name="ce29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67.89628" calcext:value-type="currency">
            <text:p>$11 167,90</text:p>
          </table:table-cell>
          <table:table-cell table:style-name="ce41" table:formula="of:=[.A164]*budgetjour-[.O164]" office:value-type="currency" office:currency="USD" office:value="4480.10372" calcext:value-type="currency">
            <text:p>$4 480,10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5" office:value-type="date" office:date-value="2023-08-26" calcext:value-type="date">
            <text:p>sam. 26 août</text:p>
          </table:table-cell>
          <table:table-cell table:style-name="ce29" table:formula="of:=[.D164]" office:value-type="string" office:string-value="Bush camp" calcext:value-type="string">
            <text:p>Bush camp</text:p>
          </table:table-cell>
          <table:table-cell table:number-columns-repeated="2"/>
          <table:table-cell table:style-name="ce13" table:formula="of:=[.F164]+[.E165]" office:value-type="float" office:value="8381" calcext:value-type="float">
            <text:p>8381</text:p>
          </table:table-cell>
          <table:table-cell/>
          <table:table-cell table:formula="of:=[.H164]+[.G165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11167.89628" calcext:value-type="currency">
            <text:p>$11 167,90</text:p>
          </table:table-cell>
          <table:table-cell table:style-name="ce41" table:formula="of:=[.A165]*budgetjour-[.O165]" office:value-type="currency" office:currency="USD" office:value="4576.10372" calcext:value-type="currency">
            <text:p>$4 576,10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5" office:value-type="date" office:date-value="2023-08-27" calcext:value-type="date">
            <text:p>dim. 27 août</text:p>
          </table:table-cell>
          <table:table-cell table:style-name="ce29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8381" calcext:value-type="float">
            <text:p>8381</text:p>
          </table:table-cell>
          <table:table-cell/>
          <table:table-cell table:formula="of:=[.H165]+[.G166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1167.89628" calcext:value-type="currency">
            <text:p>$11 167,90</text:p>
          </table:table-cell>
          <table:table-cell table:style-name="ce41" table:formula="of:=[.A166]*budgetjour-[.O166]" office:value-type="currency" office:currency="USD" office:value="4672.10372" calcext:value-type="currency">
            <text:p>$4 672,10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5" office:value-type="date" office:date-value="2023-08-28" calcext:value-type="date">
            <text:p>lun. 28 août</text:p>
          </table:table-cell>
          <table:table-cell table:style-name="ce29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8381" calcext:value-type="float">
            <text:p>8381</text:p>
          </table:table-cell>
          <table:table-cell/>
          <table:table-cell table:formula="of:=[.H166]+[.G167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1167.89628" calcext:value-type="currency">
            <text:p>$11 167,90</text:p>
          </table:table-cell>
          <table:table-cell table:style-name="ce41" table:formula="of:=[.A167]*budgetjour-[.O167]" office:value-type="currency" office:currency="USD" office:value="4768.10372" calcext:value-type="currency">
            <text:p>$4 768,10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5" office:value-type="date" office:date-value="2023-08-29" calcext:value-type="date">
            <text:p>mar. 29 août</text:p>
          </table:table-cell>
          <table:table-cell table:style-name="ce29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8381" calcext:value-type="float">
            <text:p>8381</text:p>
          </table:table-cell>
          <table:table-cell/>
          <table:table-cell table:formula="of:=[.H167]+[.G168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1167.89628" calcext:value-type="currency">
            <text:p>$11 167,90</text:p>
          </table:table-cell>
          <table:table-cell table:style-name="ce41" table:formula="of:=[.A168]*budgetjour-[.O168]" office:value-type="currency" office:currency="USD" office:value="4864.10372" calcext:value-type="currency">
            <text:p>$4 864,10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5" office:value-type="date" office:date-value="2023-08-30" calcext:value-type="date">
            <text:p>mer. 30 août</text:p>
          </table:table-cell>
          <table:table-cell table:style-name="ce29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8381" calcext:value-type="float">
            <text:p>8381</text:p>
          </table:table-cell>
          <table:table-cell/>
          <table:table-cell table:formula="of:=[.H168]+[.G169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1167.89628" calcext:value-type="currency">
            <text:p>$11 167,90</text:p>
          </table:table-cell>
          <table:table-cell table:style-name="ce41" table:formula="of:=[.A169]*budgetjour-[.O169]" office:value-type="currency" office:currency="USD" office:value="4960.10372" calcext:value-type="currency">
            <text:p>$4 960,10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5" office:value-type="date" office:date-value="2023-08-31" calcext:value-type="date">
            <text:p>jeu. 31 août</text:p>
          </table:table-cell>
          <table:table-cell table:style-name="ce29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8381" calcext:value-type="float">
            <text:p>8381</text:p>
          </table:table-cell>
          <table:table-cell/>
          <table:table-cell table:formula="of:=[.H169]+[.G170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167.89628" calcext:value-type="currency">
            <text:p>$11 167,90</text:p>
          </table:table-cell>
          <table:table-cell table:style-name="ce41" table:formula="of:=[.A170]*budgetjour-[.O170]" office:value-type="currency" office:currency="USD" office:value="5056.10372" calcext:value-type="currency">
            <text:p>$5 056,10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5" office:value-type="date" office:date-value="2023-09-01" calcext:value-type="date">
            <text:p>ven. 1 sept.</text:p>
          </table:table-cell>
          <table:table-cell table:style-name="ce29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8381" calcext:value-type="float">
            <text:p>8381</text:p>
          </table:table-cell>
          <table:table-cell/>
          <table:table-cell table:formula="of:=[.H170]+[.G171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1167.89628" calcext:value-type="currency">
            <text:p>$11 167,90</text:p>
          </table:table-cell>
          <table:table-cell table:style-name="ce41" table:formula="of:=[.A171]*budgetjour-[.O171]" office:value-type="currency" office:currency="USD" office:value="5152.10372" calcext:value-type="currency">
            <text:p>$5 152,10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5" office:value-type="date" office:date-value="2023-09-02" calcext:value-type="date">
            <text:p>sam. 2 sept.</text:p>
          </table:table-cell>
          <table:table-cell table:style-name="ce29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8381" calcext:value-type="float">
            <text:p>8381</text:p>
          </table:table-cell>
          <table:table-cell/>
          <table:table-cell table:formula="of:=[.H171]+[.G172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1167.89628" calcext:value-type="currency">
            <text:p>$11 167,90</text:p>
          </table:table-cell>
          <table:table-cell table:style-name="ce41" table:formula="of:=[.A172]*budgetjour-[.O172]" office:value-type="currency" office:currency="USD" office:value="5248.10372" calcext:value-type="currency">
            <text:p>$5 248,10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5" office:value-type="date" office:date-value="2023-09-03" calcext:value-type="date">
            <text:p>dim. 3 sept.</text:p>
          </table:table-cell>
          <table:table-cell table:style-name="ce29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8381" calcext:value-type="float">
            <text:p>8381</text:p>
          </table:table-cell>
          <table:table-cell/>
          <table:table-cell table:formula="of:=[.H172]+[.G173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1167.89628" calcext:value-type="currency">
            <text:p>$11 167,90</text:p>
          </table:table-cell>
          <table:table-cell table:style-name="ce41" table:formula="of:=[.A173]*budgetjour-[.O173]" office:value-type="currency" office:currency="USD" office:value="5344.10372" calcext:value-type="currency">
            <text:p>$5 344,10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5" office:value-type="date" office:date-value="2023-09-04" calcext:value-type="date">
            <text:p>lun. 4 sept.</text:p>
          </table:table-cell>
          <table:table-cell table:style-name="ce29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8381" calcext:value-type="float">
            <text:p>8381</text:p>
          </table:table-cell>
          <table:table-cell/>
          <table:table-cell table:formula="of:=[.H173]+[.G174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1167.89628" calcext:value-type="currency">
            <text:p>$11 167,90</text:p>
          </table:table-cell>
          <table:table-cell table:style-name="ce41" table:formula="of:=[.A174]*budgetjour-[.O174]" office:value-type="currency" office:currency="USD" office:value="5440.10372" calcext:value-type="currency">
            <text:p>$5 440,10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5" office:value-type="date" office:date-value="2023-09-05" calcext:value-type="date">
            <text:p>mar. 5 sept.</text:p>
          </table:table-cell>
          <table:table-cell table:style-name="ce29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8381" calcext:value-type="float">
            <text:p>8381</text:p>
          </table:table-cell>
          <table:table-cell/>
          <table:table-cell table:formula="of:=[.H174]+[.G175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1167.89628" calcext:value-type="currency">
            <text:p>$11 167,90</text:p>
          </table:table-cell>
          <table:table-cell table:style-name="ce41" table:formula="of:=[.A175]*budgetjour-[.O175]" office:value-type="currency" office:currency="USD" office:value="5536.10372" calcext:value-type="currency">
            <text:p>$5 536,10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5" office:value-type="date" office:date-value="2023-09-06" calcext:value-type="date">
            <text:p>mer. 6 sept.</text:p>
          </table:table-cell>
          <table:table-cell table:style-name="ce29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8381" calcext:value-type="float">
            <text:p>8381</text:p>
          </table:table-cell>
          <table:table-cell/>
          <table:table-cell table:formula="of:=[.H175]+[.G176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1167.89628" calcext:value-type="currency">
            <text:p>$11 167,90</text:p>
          </table:table-cell>
          <table:table-cell table:style-name="ce41" table:formula="of:=[.A176]*budgetjour-[.O176]" office:value-type="currency" office:currency="USD" office:value="5632.10372" calcext:value-type="currency">
            <text:p>$5 632,10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5" office:value-type="date" office:date-value="2023-09-07" calcext:value-type="date">
            <text:p>jeu. 7 sept.</text:p>
          </table:table-cell>
          <table:table-cell table:style-name="ce29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8381" calcext:value-type="float">
            <text:p>8381</text:p>
          </table:table-cell>
          <table:table-cell/>
          <table:table-cell table:formula="of:=[.H176]+[.G177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1167.89628" calcext:value-type="currency">
            <text:p>$11 167,90</text:p>
          </table:table-cell>
          <table:table-cell table:style-name="ce41" table:formula="of:=[.A177]*budgetjour-[.O177]" office:value-type="currency" office:currency="USD" office:value="5728.10372" calcext:value-type="currency">
            <text:p>$5 728,10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5" office:value-type="date" office:date-value="2023-09-08" calcext:value-type="date">
            <text:p>ven. 8 sept.</text:p>
          </table:table-cell>
          <table:table-cell table:style-name="ce29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8381" calcext:value-type="float">
            <text:p>8381</text:p>
          </table:table-cell>
          <table:table-cell/>
          <table:table-cell table:formula="of:=[.H177]+[.G178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1167.89628" calcext:value-type="currency">
            <text:p>$11 167,90</text:p>
          </table:table-cell>
          <table:table-cell table:style-name="ce41" table:formula="of:=[.A178]*budgetjour-[.O178]" office:value-type="currency" office:currency="USD" office:value="5824.10372" calcext:value-type="currency">
            <text:p>$5 824,10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5" office:value-type="date" office:date-value="2023-09-09" calcext:value-type="date">
            <text:p>sam. 9 sept.</text:p>
          </table:table-cell>
          <table:table-cell table:style-name="ce29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8381" calcext:value-type="float">
            <text:p>8381</text:p>
          </table:table-cell>
          <table:table-cell/>
          <table:table-cell table:formula="of:=[.H178]+[.G179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1167.89628" calcext:value-type="currency">
            <text:p>$11 167,90</text:p>
          </table:table-cell>
          <table:table-cell table:style-name="ce41" table:formula="of:=[.A179]*budgetjour-[.O179]" office:value-type="currency" office:currency="USD" office:value="5920.10372" calcext:value-type="currency">
            <text:p>$5 920,10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5" office:value-type="date" office:date-value="2023-09-10" calcext:value-type="date">
            <text:p>dim. 10 sept.</text:p>
          </table:table-cell>
          <table:table-cell table:style-name="ce29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8381" calcext:value-type="float">
            <text:p>8381</text:p>
          </table:table-cell>
          <table:table-cell/>
          <table:table-cell table:formula="of:=[.H179]+[.G180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1167.89628" calcext:value-type="currency">
            <text:p>$11 167,90</text:p>
          </table:table-cell>
          <table:table-cell table:style-name="ce41" table:formula="of:=[.A180]*budgetjour-[.O180]" office:value-type="currency" office:currency="USD" office:value="6016.10372" calcext:value-type="currency">
            <text:p>$6 016,10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5" office:value-type="date" office:date-value="2023-09-11" calcext:value-type="date">
            <text:p>lun. 11 sept.</text:p>
          </table:table-cell>
          <table:table-cell table:style-name="ce29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8381" calcext:value-type="float">
            <text:p>8381</text:p>
          </table:table-cell>
          <table:table-cell/>
          <table:table-cell table:formula="of:=[.H180]+[.G181]" office:value-type="float" office:value="39677" calcext:value-type="float">
            <text:p>39677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1167.89628" calcext:value-type="currency">
            <text:p>$11 167,90</text:p>
          </table:table-cell>
          <table:table-cell table:style-name="ce41" table:formula="of:=[.A181]*budgetjour-[.O181]" office:value-type="currency" office:currency="USD" office:value="6112.10372" calcext:value-type="currency">
            <text:p>$6 112,10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359.535512941176" calcext:value-type="currency">
            <text:p>$359,54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5"/>
        <table:table-column table:style-name="co3" table:default-cell-style-name="ce57"/>
        <table:table-column table:style-name="co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ce72"/>
        <table:table-column table:style-name="co32" table:number-columns-repeated="2" table:default-cell-style-name="ce72"/>
        <table:table-column table:style-name="co32" table:default-cell-style-name="Default"/>
        <table:table-column table:style-name="co33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5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5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Exmouth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29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29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29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29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29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29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29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29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29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29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29" table:formula="of:=[.C10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29" table:formula="of:=[.C1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29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29" table:formula="of:=[.C13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29" table:formula="of:=[.C14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29" table:formula="of:=[.C15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SUM([.D1:.D16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0" number:min-decimal-places="0" number:min-integer-digits="2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number-style style:name="N112">
      <number:number number:decimal-places="2" number:min-decimal-places="2" number:min-integer-digits="0"/>
    </number:number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 style:data-style-name="N2" text:time-value="19:45:30.4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25T19:47:36.786000000</dc:date>
    <meta:editing-duration>P148DT9H24M35S</meta:editing-duration>
    <meta:editing-cycles>418</meta:editing-cycles>
    <meta:document-statistic meta:table-count="5" meta:cell-count="3310" meta:object-count="0"/>
  </office:meta>
</office:document-meta>
</file>